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harlie Text" svg:font-family="'Charlie Text', apple-system, system-ui, 'Segoe UI', Roboto, 'Noto Sans', Ubuntu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67a2" officeooo:paragraph-rsid="000267a2"/>
    </style:style>
    <style:style style:name="P2" style:family="paragraph" style:parent-style-name="Standard">
      <style:text-properties officeooo:rsid="0003b894"/>
    </style:style>
    <style:style style:name="P3" style:family="paragraph" style:parent-style-name="Standard">
      <style:text-properties officeooo:rsid="0003b894" officeooo:paragraph-rsid="0003b894"/>
    </style:style>
    <style:style style:name="P4" style:family="paragraph" style:parent-style-name="Standard">
      <style:text-properties officeooo:paragraph-rsid="0003b894"/>
    </style:style>
    <style:style style:name="P5" style:family="paragraph" style:parent-style-name="Standard">
      <style:text-properties fo:font-variant="normal" fo:text-transform="none" fo:color="#091e42" loext:opacity="100%" style:font-name="Charlie Text" fo:font-size="9pt" fo:letter-spacing="normal" fo:font-style="normal" fo:font-weight="normal" officeooo:rsid="0003b894" officeooo:paragraph-rsid="0003b894"/>
    </style:style>
    <style:style style:name="P6" style:family="paragraph" style:parent-style-name="Standard">
      <style:text-properties fo:font-variant="normal" fo:text-transform="none" fo:color="#091e42" loext:opacity="100%" style:font-name="Charlie Text" fo:font-size="9pt" fo:letter-spacing="normal" fo:font-style="normal" fo:font-weight="normal" officeooo:rsid="0004b650" officeooo:paragraph-rsid="0003b894"/>
    </style:style>
    <style:style style:name="T1" style:family="text">
      <style:text-properties style:text-position="super 58%"/>
    </style:style>
    <style:style style:name="T2" style:family="text">
      <style:text-properties officeooo:rsid="0003b894"/>
    </style:style>
    <style:style style:name="T3" style:family="text">
      <style:text-properties fo:font-variant="normal" fo:text-transform="none" fo:color="#091e42" loext:opacity="100%" style:font-name="Charlie Text" fo:font-size="9pt" fo:letter-spacing="normal" fo:font-style="normal" fo:font-weight="normal"/>
    </style:style>
    <style:style style:name="T4" style:family="text">
      <style:text-properties fo:font-variant="normal" fo:text-transform="none" fo:color="#091e42" loext:opacity="100%" style:font-name="Charlie Text" fo:font-size="9pt" fo:letter-spacing="normal" fo:font-style="normal" fo:font-weight="normal" officeooo:rsid="0004b650"/>
    </style:style>
    <style:style style:name="T5" style:family="text">
      <style:text-properties fo:font-variant="normal" fo:text-transform="none" fo:color="#091e42" loext:opacity="100%" fo:letter-spacing="normal"/>
    </style:style>
    <style:style style:name="T6" style:family="text">
      <style:text-properties fo:font-variant="normal" fo:text-transform="none" fo:color="#0052cc" loext:opacity="100%" style:text-line-through-style="none" style:text-line-through-type="none" style:font-name="Charlie Text" fo:font-size="9pt" fo:letter-spacing="normal" fo:font-style="normal" style:text-underline-style="none" fo:font-weight="normal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text:a xlink:type="simple" xlink:href="https://bigbrassband.atlassian.net/browse/GITCLOUD-1045" text:style-name="Internet_20_link" text:visited-style-name="Visited_20_Internet_20_Link">https://bigbrassband.atlassian.net/browse/GITCLOUD-1045</text:a> <text:span text:style-name="T2">( task) </text:span></text:p>
      <text:p text:style-name="Standard"/>
      <text:p text:style-name="Standard"/>
      <text:p text:style-name="P2">Task; Jira Automation:</text:p>
      <text:p text:style-name="P2"/>
      <text:p text:style-name="P3">1 what is it? Automation is a tool that allows you to automate processes and workflows to avoid doing them mannually.</text:p>
      <text:p text:style-name="P3"/>
      <text:p text:style-name="P4"><text:span text:style-name="T2">2. You can set rules to automate those actions based on yout criteria. </text:span><text:span text:style-name="T3">Automation rules are made up of three parts: </text:span><text:a xlink:type="simple" xlink:href="http://www.atlassian.com/software/jira/guides/expand-jira/automation#triggers" text:style-name="Internet_20_link" text:visited-style-name="Visited_20_Internet_20_Link"><text:span text:style-name="T6">triggers</text:span></text:a><text:span text:style-name="T5"> </text:span><text:span text:style-name="T3">that kick off the rule, </text:span><text:a xlink:type="simple" xlink:href="http://www.atlassian.com/software/jira/guides/expand-jira/automation#conditions" text:style-name="Internet_20_link" text:visited-style-name="Visited_20_Internet_20_Link"><text:span text:style-name="T6">conditions</text:span></text:a><text:span text:style-name="T5"> </text:span><text:span text:style-name="T3">that refine the rule, and </text:span><text:a xlink:type="simple" xlink:href="http://www.atlassian.com/software/jira/guides/expand-jira/automation#actions" text:style-name="Internet_20_link" text:visited-style-name="Visited_20_Internet_20_Link"><text:span text:style-name="T6">actions</text:span></text:a><text:span text:style-name="T5"> </text:span><text:span text:style-name="T3">that perform tasks in your site.</text:span></text:p>
      <text:p text:style-name="P5">3.</text:p>
      <text:p text:style-name="P5">Rule detail: case assigned &gt; Trigger: a case is assigned to me &gt; If owner = Natalia M &gt; Action: notify</text:p>
      <text:p text:style-name="P3"><text:span text:style-name="T3">Rule detail: <text:s/></text:span><text:span text:style-name="T4">demo call &gt; Trigger : a demo call us created and updated in the ticket &gt; If owner = NM or DG &gt; then notify</text:span>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harlie Text" svg:font-family="'Charlie Text', apple-system, system-ui, 'Segoe UI', Roboto, 'Noto Sans', Ubuntu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7T10:37:26.100449306</meta:creation-date>
    <dc:date>2021-10-28T10:15:13.557390357</dc:date>
    <meta:editing-duration>PT3H59M40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7" meta:word-count="116" meta:character-count="653" meta:non-whitespace-character-count="542"/>
  </office:meta>
</office:document-meta>
</file>